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883F6765.png" manifest:media-type="image/png"/>
  <manifest:file-entry manifest:full-path="Pictures/100002010000020000000200E0CAFA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3799in" style:rel-column-width="3594*"/>
    </style:style>
    <style:style style:name="Table4.B" style:family="table-column">
      <style:table-column-properties style:column-width="6.5451in" style:rel-column-width="6194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3799in" style:rel-column-width="3594*"/>
    </style:style>
    <style:style style:name="Table5.B" style:family="table-column">
      <style:table-column-properties style:column-width="6.5451in" style:rel-column-width="61941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e62f2" officeooo:paragraph-rsid="001e62f2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officeooo:rsid="001dc409" officeooo:paragraph-rsid="001dc409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officeooo:rsid="001e62f2" officeooo:paragraph-rsid="001e62f2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officeooo:rsid="002133b7" officeooo:paragraph-rsid="002133b7"/>
    </style:style>
    <style:style style:name="P11" style:family="paragraph" style:parent-style-name="Table_20_Contents">
      <style:text-properties officeooo:rsid="001dc409" officeooo:paragraph-rsid="001dc409"/>
    </style:style>
    <style:style style:name="P12" style:family="paragraph" style:parent-style-name="Standard" style:list-style-name="L1">
      <style:text-properties officeooo:paragraph-rsid="00005e3f"/>
    </style:style>
    <style:style style:name="P13" style:family="paragraph" style:parent-style-name="Standard" style:list-style-name="L1">
      <style:text-properties officeooo:rsid="00005e3f" officeooo:paragraph-rsid="00005e3f"/>
    </style:style>
    <style:style style:name="P14" style:family="paragraph" style:parent-style-name="Standard" style:list-style-name="L2">
      <style:text-properties officeooo:rsid="00005e3f" officeooo:paragraph-rsid="00005e3f"/>
    </style:style>
    <style:style style:name="P15" style:family="paragraph" style:parent-style-name="Standard" style:list-style-name="L2">
      <style:text-properties officeooo:rsid="00005e3f" officeooo:paragraph-rsid="002133b7"/>
    </style:style>
    <style:style style:name="P16" style:family="paragraph" style:parent-style-name="Standard" style:list-style-name="L1">
      <style:text-properties officeooo:rsid="001e62f2" officeooo:paragraph-rsid="00005e3f"/>
    </style:style>
    <style:style style:name="P17" style:family="paragraph" style:parent-style-name="Standard" style:list-style-name="L1">
      <style:text-properties officeooo:rsid="001e62f2" officeooo:paragraph-rsid="002426d7"/>
    </style:style>
    <style:style style:name="P18" style:family="paragraph" style:parent-style-name="Standard" style:list-style-name="L2">
      <style:text-properties officeooo:rsid="001e62f2" officeooo:paragraph-rsid="001e62f2"/>
    </style:style>
    <style:style style:name="P19" style:family="paragraph" style:parent-style-name="Standard" style:list-style-name="L2">
      <style:text-properties officeooo:rsid="002133b7" officeooo:paragraph-rsid="002133b7"/>
    </style:style>
    <style:style style:name="P20" style:family="paragraph" style:parent-style-name="Standard" style:list-style-name="L2">
      <style:text-properties officeooo:rsid="001919de" officeooo:paragraph-rsid="00005e3f"/>
    </style:style>
    <style:style style:name="P21" style:family="paragraph" style:parent-style-name="Text_20_body" style:list-style-name="L1"/>
    <style:style style:name="P22" style:family="paragraph" style:parent-style-name="Heading_20_2">
      <style:text-properties officeooo:rsid="001f8b18" officeooo:paragraph-rsid="001f8b18"/>
    </style:style>
    <style:style style:name="P23" style:family="paragraph" style:parent-style-name="Heading_20_3">
      <style:text-properties officeooo:paragraph-rsid="002133b7"/>
    </style:style>
    <style:style style:name="P24" style:family="paragraph" style:parent-style-name="SUSE-extra_5f_spacing" style:list-style-name="L1"/>
    <style:style style:name="P25" style:family="paragraph" style:parent-style-name="SUSE-extra_5f_spacing" style:list-style-name="L1">
      <style:text-properties officeooo:paragraph-rsid="001e62f2"/>
    </style:style>
    <style:style style:name="P26" style:family="paragraph" style:parent-style-name="SUSE-extra_5f_spacing" style:list-style-name="L1">
      <style:text-properties officeooo:rsid="001e62f2" officeooo:paragraph-rsid="001e62f2"/>
    </style:style>
    <style:style style:name="P27" style:family="paragraph" style:parent-style-name="SUSE-extra_5f_spacing" style:list-style-name="L2">
      <style:text-properties officeooo:rsid="001e62f2" officeooo:paragraph-rsid="002133b7"/>
    </style:style>
    <style:style style:name="P28" style:family="paragraph" style:parent-style-name="SUSE-extra_5f_spacing" style:list-style-name="L2"/>
    <style:style style:name="P29" style:family="paragraph" style:parent-style-name="SUSE-extra_5f_spacing" style:list-style-name="L2">
      <style:text-properties officeooo:paragraph-rsid="002133b7"/>
    </style:style>
    <style:style style:name="T1" style:family="text">
      <style:text-properties officeooo:rsid="00035f35"/>
    </style:style>
    <style:style style:name="T2" style:family="text">
      <style:text-properties officeooo:rsid="0017fe7b"/>
    </style:style>
    <style:style style:name="T3" style:family="text">
      <style:text-properties officeooo:rsid="00005e3f"/>
    </style:style>
    <style:style style:name="T4" style:family="text">
      <style:text-properties officeooo:rsid="001e62f2"/>
    </style:style>
    <style:style style:name="T5" style:family="text">
      <style:text-properties officeooo:rsid="002133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22" text:outline-level="2">This is the Descriptive Exercise Name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7">This is a description of what will be performed in the exercise. It should be concise but also cover everything that will be done.</text:p>
          </table:table-cell>
        </table:table-row>
      </table:table>
      <text:p text:style-name="P1"/>
      <text:h text:style-name="Heading_20_3" text:outline-level="3"><text:span text:style-name="T1">Task</text:span> 1: <text:span text:style-name="T1">This is a Descriptive Name of Task One</text:span></text:h>
      <text:list xml:id="list688812915663283198" text:style-name="L1">
        <text:list-item>
          <text:p text:style-name="P12"><text:span text:style-name="T3">Step one</text:span> <text:span text:style-name="T5">is to run a command:</text:span></text:p>
          <text:p text:style-name="P25"><text:span text:style-name="SUSE-command">command --operand arg1 arg2</text:span> </text:p>
          <text:p text:style-name="P25"/>
          <text:p text:style-name="P26">(Style= Character:SUSE-command + Paragraph:SUSE-extra_spacing)</text:p>
        </text:list-item>
        <text:list-item>
          <text:p text:style-name="P13">Step two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1" draw:name="Image1" text:anchor-type="paragraph" svg:width="0.3035in" svg:height="0.3035in" draw:z-index="0"><draw:image xlink:href="Pictures/100002010000020000000200E0CAFAC7.png" xlink:type="simple" xlink:show="embed" xlink:actuate="onLoad"/></draw:frame></text:p>
          </table:table-cell>
          <table:table-cell table:style-name="Table4.A1" office:value-type="string">
            <text:p text:style-name="P11"><text:span text:style-name="SUSE-emphasis">Note:</text:span></text:p>
            <text:p text:style-name="P8">This is a note. <text:span text:style-name="T4">It can be of type “</text:span><text:span text:style-name="SUSE-emphasis"><text:span text:style-name="T4">Note:</text:span></text:span><text:span text:style-name="T4">” or of type “</text:span><text:span text:style-name="SUSE-emphasis"><text:span text:style-name="T4">Tip:</text:span></text:span><text:span text:style-name="T4">”.</text:span></text:p>
            <text:p text:style-name="P9">The left column of the table is <text:span text:style-name="SUSE-monospace">.38”</text:span> wide <text:span text:style-name="T5">with inserted graphic named </text:span><text:span text:style-name="SUSE-filename"><text:span text:style-name="T5">lightbulb-yellow_gray.png</text:span></text:span><text:span text:style-name="T5"> </text:span></text:p>
            <text:p text:style-name="P9">This text is indented.</text:p>
          </table:table-cell>
        </table:table-row>
      </table:table>
      <text:list xml:id="list112538229051422" text:continue-numbering="true" text:style-name="L1">
        <text:list-header>
          <text:p text:style-name="P16"/>
        </text:list-header>
        <text:list-item>
          <text:p text:style-name="P17">Step four</text:p>
          <text:p text:style-name="P24"><text:span text:style-name="SUSE-command">command2</text:span> </text:p>
          <text:p text:style-name="P21">There can be a description of what you should see after the command completes.</text:p>
        </text:list-item>
        <text:list-item>
          <text:p text:style-name="P21">Step five references a lab variable named <text:span text:style-name="SUSE-variable">LAB_VAR_1</text:span> </text:p>
          <text:p text:style-name="P21">(Style= Character:SUSE-variable)</text:p>
        </text:list-item>
        <text:list-item>
          <text:p text:style-name="P21">Step six</text:p>
        </text:list-item>
      </text:list>
      <text:p text:style-name="P1"/>
      <text:h text:style-name="P23" text:outline-level="3"><text:span text:style-name="T1">Task</text:span> 2: <text:span text:style-name="T1">This is a Descriptive Name of Task Two</text:span></text:h>
      <text:list xml:id="list4135283325322102381" text:style-name="L2">
        <text:list-item>
          <text:p text:style-name="P14">Step one <text:span text:style-name="T5">is just instructions</text:span></text:p>
        </text:list-item>
        <text:list-item>
          <text:p text:style-name="P15">Step tw<text:span text:style-name="T2">o acts on a file named </text:span><text:span text:style-name="SUSE-filename"><text:span text:style-name="T2">file_name.txt</text:span></text:span><text:span text:style-name="T2"> (Style= Character:SUSE-filename)</text:span></text:p>
        </text:list-item>
        <text:list-item>
          <text:p text:style-name="P15">Step three <text:span text:style-name="T5">edits text in a file:</text:span></text:p>
          <text:p text:style-name="P29"><text:span text:style-name="SUSE-monospace">This is text to be entered in a file.</text:span></text:p>
          <text:p text:style-name="P29"><text:span text:style-name="SUSE-monospace">It can be multiple paragraphs.</text:span> </text:p>
          <text:p text:style-name="P27"><text:soft-page-break/></text:p>
          <text:p text:style-name="P27">(Style= Character:SUSE-monospace + Paragraph:SUSE-extra_spacing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1" draw:name="Image2" text:anchor-type="paragraph" svg:width="0.3035in" svg:height="0.3035in" draw:z-index="1"><draw:image xlink:href="Pictures/100002010000010000000100883F6765.png" xlink:type="simple" xlink:show="embed" xlink:actuate="onLoad"/></draw:frame></text:p>
          </table:table-cell>
          <table:table-cell table:style-name="Table5.A1" office:value-type="string">
            <text:p text:style-name="P11"><text:span text:style-name="SUSE-emphasis">Important:</text:span></text:p>
            <text:p text:style-name="P8">This is an important note. <text:span text:style-name="T4">It can be of type “</text:span><text:span text:style-name="SUSE-emphasis"><text:span text:style-name="T4">Important:</text:span></text:span><text:span text:style-name="T4">” or of type “</text:span><text:span text:style-name="SUSE-emphasis"><text:span text:style-name="T4">Warning:</text:span></text:span><text:span text:style-name="T4">”.</text:span></text:p>
            <text:p text:style-name="P9">Formatting of this table is the same as the note above.</text:p>
            <text:p text:style-name="P10">The name of the inserted graphic is <text:span text:style-name="SUSE-filename">warning-red-triangle.png</text:span> </text:p>
            <text:p text:style-name="P9">Sometimes it can have <text:span text:style-name="SUSE-warning">really important</text:span> text. (Style= Character:SUSE-warning)</text:p>
          </table:table-cell>
        </table:table-row>
      </table:table>
      <text:list xml:id="list112537623652238" text:continue-numbering="true" text:style-name="L2">
        <text:list-header>
          <text:p text:style-name="P14"/>
        </text:list-header>
        <text:list-item>
          <text:p text:style-name="P18"><text:span text:style-name="T5">Step four is to</text:span> select/edit <text:span text:style-name="T5">items</text:span>:</text:p>
          <text:p text:style-name="P28"><text:span text:style-name="SUSE-emphasis.light">Item 1</text:span>: <text:span text:style-name="SUSE-emphasis">value</text:span> </text:p>
          <text:p text:style-name="P28"><text:span text:style-name="SUSE-emphasis.light">Item 2</text:span>: <text:span text:style-name="SUSE-emphasis">value</text:span> </text:p>
          <text:p text:style-name="P28"/>
          <text:p text:style-name="P28">(Item Style= Character:SUSE-emphasis.light + Paragraph:SUSE-extra_spacing)</text:p>
          <text:p text:style-name="P28">(Value Style= Character:SUSE-emphasis + Paragraph:SUSE-extra_spacing)</text:p>
        </text:list-item>
        <text:list-item>
          <text:p text:style-name="P18">Step four <text:span text:style-name="T5">is to select from a menu:</text:span></text:p>
          <text:p text:style-name="P28"><text:span text:style-name="SUSE-emphasis">Item_1 &gt; Item_2 &gt; Item_3</text:span> </text:p>
        </text:list-item>
        <text:list-item>
          <text:p text:style-name="P19">Step six</text:p>
          <text:p text:style-name="P20"/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7">This is a summary of what was performed in the exercise. It should be details and cover clearly everything that was done.</text:p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5-05-20T11:25:36.426786991</dc:date>
    <meta:editing-duration>PT48M48S</meta:editing-duration>
    <meta:editing-cycles>40</meta:editing-cycles>
    <meta:generator>LibreOffice/4.4.2.2$Linux_X86_64 LibreOffice_project/40m0$Build-2</meta:generator>
    <dc:creator>Ron Terry</dc:creator>
    <meta:document-statistic meta:table-count="5" meta:image-count="2" meta:object-count="0" meta:page-count="3" meta:paragraph-count="42" meta:word-count="290" meta:character-count="1762" meta:non-whitespace-character-count="1517"/>
  </office:meta>
</office:document-meta>
</file>